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Helvetica,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CTFontTextStyleBody" svg:font-family="UICTFontTextStyleBody"/>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style:font-name="UICTFontTextStyleBody" fo:letter-spacing="normal" fo:font-style="normal" fo:font-weight="bold"/>
    </style:style>
    <style:style style:name="P2" style:family="paragraph" style:parent-style-name="Text_20_body">
      <style:paragraph-properties fo:margin-left="0cm" fo:margin-right="0cm" fo:orphans="2" fo:widows="2" fo:text-indent="0cm" style:auto-text-indent="false"/>
      <style:text-properties fo:font-variant="normal" fo:text-transform="none" style:font-name="UICTFontTextStyleBody" fo:letter-spacing="normal" fo:font-style="normal" fo:font-weight="normal"/>
    </style:style>
    <style:style style:name="P3" style:family="paragraph" style:parent-style-name="Text_20_body">
      <style:paragraph-properties fo:margin-left="0cm" fo:margin-right="0cm" fo:orphans="2" fo:widows="2"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persona</text:p>
      <text:p text:style-name="P3"/>
      <text:p text:style-name="P2">Théorus Dupont - 38 ans - Facteur</text:p>
      <text:p text:style-name="P2">A la recherche d’un plein pied dans la région Auvergnate, il va se rendre sur le site par le biais d’une publicité ciblée apparue quand il naviguait sur le net. Arrivé sur le site, il va utiliser la fonction filtre et chercher les annonces disposant d’une offre de réduction temporaire dans la région auvergnate en sélection les types de logements qu’il cherche (maison). Il y trouve son bonheur. </text:p>
      <text:p text:style-name="P3"/>
      <text:p text:style-name="P2">Emma Vidal - 19 ans - Étudiante</text:p>
      <text:p text:style-name="P2">Recherche un studio pour ses études dans la région bordelaise. Elle se rend sur le site directement car elle le connaissait de nom. Elle fait défiler les annonces tendance se trouvant sur la page d’accueil et trouve un appartement lui correspondant. </text:p>
      <text:p text:style-name="P3"/>
      <text:p text:style-name="P2">Thierry Rolland - 67 ans - Retraité</text:p>
      <text:p text:style-name="P2">Cherchant une résidence secondaire il se rend sur le site et navigue parmis les annonces en défilant la page d’accueil. Après avoir regardé de nombreuses annonces il trouve son bonheur, clique sur l’annonce et fait les démarches pour obtenir plus d’informations et potentiellement acheter la maison.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Helvetica, sans-serif"/>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UICTFontTextStyleBody" svg:font-family="UICTFontTextStyleBod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5T20:25:06.346000000</meta:creation-date>
    <dc:date>2022-11-25T20:25:24.485000000</dc:date>
    <meta:editing-duration>PT21S</meta:editing-duration>
    <meta:editing-cycles>1</meta:editing-cycles>
    <meta:document-statistic meta:table-count="0" meta:image-count="0" meta:object-count="0" meta:page-count="1" meta:paragraph-count="7" meta:word-count="178" meta:character-count="1057" meta:non-whitespace-character-count="883"/>
    <meta:generator>LibreOffice/7.2.4.1$Windows_X86_64 LibreOffice_project/27d75539669ac387bb498e35313b970b7fe9c4f9</meta:generator>
  </office:meta>
</office:document-meta>
</file>